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2.14cm" fo:min-width="2.139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4.5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3.3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2cm" fo:min-width="0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842cm" fo:min-width="2.7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2cm" fo:min-width="1.61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21cm" fo:min-width="0.5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32cm" fo:min-width="1.7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2cm" fo:min-width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3.745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1.87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bitmap" draw:fill-image-name="_35__20_Percent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text-position="0% 100%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/>
    </style:style>
    <style:style style:name="T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text-position="-33% 58%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style:text-position="-33% 58%" fo:font-weight="bold" style:font-weight-asian="bold" style:font-weight-complex="bold"/>
    </style:style>
    <style:style style:name="T8" style:family="text">
      <style:text-properties fo:color="#000000" style:text-position="0% 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 xml:id="id8" draw:id="id8">
          <draw:line draw:style-name="gr1" draw:text-style-name="P1" draw:layer="layout" svg:x1="33.864cm" svg:y1="9.997cm" svg:x2="33.604cm" svg:y2="10.621cm">
            <text:p/>
          </draw:line>
          <draw:line draw:style-name="gr1" draw:text-style-name="P1" draw:layer="layout" svg:x1="32.909cm" svg:y1="9.4cm" svg:x2="33.611cm" svg:y2="10.618cm">
            <text:p/>
          </draw:line>
          <draw:line draw:style-name="gr1" draw:text-style-name="P1" draw:layer="layout" svg:x1="31.68cm" svg:y1="9.382cm" svg:x2="31.133cm" svg:y2="10.653cm">
            <text:p/>
          </draw:line>
          <draw:line draw:style-name="gr1" draw:text-style-name="P1" draw:layer="layout" svg:x1="32.937cm" svg:y1="9.371cm" svg:x2="32.39cm" svg:y2="10.642cm">
            <text:p/>
          </draw:line>
          <draw:line draw:style-name="gr1" draw:text-style-name="P1" draw:layer="layout" svg:x1="31.656cm" svg:y1="9.391cm" svg:x2="32.358cm" svg:y2="10.609cm">
            <text:p/>
          </draw:line>
          <draw:line draw:style-name="gr1" draw:text-style-name="P1" draw:layer="layout" svg:x1="30.419cm" svg:y1="9.443cm" svg:x2="31.121cm" svg:y2="10.661cm">
            <text:p/>
          </draw:line>
          <draw:line draw:style-name="gr1" draw:text-style-name="P1" draw:layer="layout" svg:x1="30.434cm" svg:y1="9.504cm" svg:x2="30.174cm" svg:y2="10.128cm">
            <text:p/>
          </draw:line>
        </draw:g>
        <draw:custom-shape draw:style-name="gr2" draw:text-style-name="P2" xml:id="id1" draw:id="id1" draw:layer="layout" svg:width="3.025cm" svg:height="3.026cm" svg:x="0.275cm" svg:y="10.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4.385cm" svg:y1="8.522cm" svg:x2="5.242cm" svg:y2="8.522cm">
            <text:p/>
          </draw:line>
          <draw:line draw:style-name="gr3" draw:text-style-name="P1" draw:layer="layout" svg:x1="5.249cm" svg:y1="9.832cm" svg:x2="5.249cm" svg:y2="7.216cm">
            <text:p/>
          </draw:line>
          <draw:line draw:style-name="gr3" draw:text-style-name="P1" draw:layer="layout" svg:x1="6.111cm" svg:y1="9.83cm" svg:x2="6.111cm" svg:y2="7.214cm">
            <text:p/>
          </draw:line>
          <draw:line draw:style-name="gr3" draw:text-style-name="P1" draw:layer="layout" svg:x1="6.107cm" svg:y1="8.522cm" svg:x2="6.964cm" svg:y2="8.522cm">
            <text:p/>
          </draw:line>
        </draw:g>
        <draw:g xml:id="id5" draw:id="id5">
          <draw:line draw:style-name="gr1" draw:text-style-name="P1" draw:layer="layout" svg:x1="13.485cm" svg:y1="15.352cm" svg:x2="14.109cm" svg:y2="15.612cm">
            <text:p/>
          </draw:line>
          <draw:line draw:style-name="gr1" draw:text-style-name="P1" draw:layer="layout" svg:x1="12.888cm" svg:y1="16.306cm" svg:x2="14.106cm" svg:y2="15.604cm">
            <text:p/>
          </draw:line>
          <draw:line draw:style-name="gr1" draw:text-style-name="P1" draw:layer="layout" svg:x1="12.869cm" svg:y1="17.535cm" svg:x2="14.14cm" svg:y2="18.082cm">
            <text:p/>
          </draw:line>
          <draw:line draw:style-name="gr1" draw:text-style-name="P1" draw:layer="layout" svg:x1="12.858cm" svg:y1="16.279cm" svg:x2="14.129cm" svg:y2="16.826cm">
            <text:p/>
          </draw:line>
          <draw:line draw:style-name="gr1" draw:text-style-name="P1" draw:layer="layout" svg:x1="12.879cm" svg:y1="17.559cm" svg:x2="14.097cm" svg:y2="16.857cm">
            <text:p/>
          </draw:line>
          <draw:line draw:style-name="gr1" draw:text-style-name="P1" draw:layer="layout" svg:x1="12.93cm" svg:y1="18.797cm" svg:x2="14.148cm" svg:y2="18.095cm">
            <text:p/>
          </draw:line>
          <draw:line draw:style-name="gr1" draw:text-style-name="P1" draw:layer="layout" svg:x1="12.991cm" svg:y1="18.782cm" svg:x2="13.615cm" svg:y2="19.042cm">
            <text:p/>
          </draw:line>
        </draw:g>
        <draw:g xml:id="id3" draw:id="id3">
          <draw:line draw:style-name="gr1" draw:text-style-name="P1" draw:layer="layout" svg:x1="9.724cm" svg:y1="14.192cm" svg:x2="9.107cm" svg:y2="13.914cm">
            <text:p/>
          </draw:line>
          <draw:line draw:style-name="gr1" draw:text-style-name="P1" draw:layer="layout" svg:x1="10.346cm" svg:y1="13.254cm" svg:x2="9.108cm" svg:y2="13.921cm">
            <text:p/>
          </draw:line>
          <draw:line draw:style-name="gr1" draw:text-style-name="P1" draw:layer="layout" svg:x1="10.399cm" svg:y1="12.027cm" svg:x2="9.145cm" svg:y2="11.445cm">
            <text:p/>
          </draw:line>
          <draw:line draw:style-name="gr1" draw:text-style-name="P1" draw:layer="layout" svg:x1="10.375cm" svg:y1="13.284cm" svg:x2="9.121cm" svg:y2="12.702cm">
            <text:p/>
          </draw:line>
          <draw:line draw:style-name="gr1" draw:text-style-name="P1" draw:layer="layout" svg:x1="10.392cm" svg:y1="12.002cm" svg:x2="9.154cm" svg:y2="12.669cm">
            <text:p/>
          </draw:line>
          <draw:line draw:style-name="gr1" draw:text-style-name="P1" draw:layer="layout" svg:x1="10.378cm" svg:y1="10.764cm" svg:x2="9.14cm" svg:y2="11.431cm">
            <text:p/>
          </draw:line>
          <draw:line draw:style-name="gr1" draw:text-style-name="P1" draw:layer="layout" svg:x1="10.315cm" svg:y1="10.778cm" svg:x2="9.698cm" svg:y2="10.5cm">
            <text:p/>
          </draw:line>
        </draw:g>
        <draw:g xml:id="id4" draw:id="id4">
          <draw:line draw:style-name="gr1" draw:text-style-name="P1" draw:layer="layout" svg:x1="20.137cm" svg:y1="14.236cm" svg:x2="19.877cm" svg:y2="14.86cm">
            <text:p/>
          </draw:line>
          <draw:line draw:style-name="gr1" draw:text-style-name="P1" draw:layer="layout" svg:x1="19.182cm" svg:y1="13.639cm" svg:x2="19.884cm" svg:y2="14.857cm">
            <text:p/>
          </draw:line>
          <draw:line draw:style-name="gr1" draw:text-style-name="P1" draw:layer="layout" svg:x1="17.953cm" svg:y1="13.621cm" svg:x2="17.406cm" svg:y2="14.892cm">
            <text:p/>
          </draw:line>
          <draw:line draw:style-name="gr1" draw:text-style-name="P1" draw:layer="layout" svg:x1="19.21cm" svg:y1="13.61cm" svg:x2="18.663cm" svg:y2="14.881cm">
            <text:p/>
          </draw:line>
          <draw:line draw:style-name="gr1" draw:text-style-name="P1" draw:layer="layout" svg:x1="17.93cm" svg:y1="13.63cm" svg:x2="18.632cm" svg:y2="14.848cm">
            <text:p/>
          </draw:line>
          <draw:line draw:style-name="gr1" draw:text-style-name="P1" draw:layer="layout" svg:x1="16.692cm" svg:y1="13.681cm" svg:x2="17.394cm" svg:y2="14.899cm">
            <text:p/>
          </draw:line>
          <draw:line draw:style-name="gr1" draw:text-style-name="P1" draw:layer="layout" svg:x1="16.707cm" svg:y1="13.742cm" svg:x2="16.447cm" svg:y2="14.366cm">
            <text:p/>
          </draw:line>
        </draw:g>
        <draw:connector draw:style-name="gr4" draw:text-style-name="P3" draw:layer="layout" svg:x1="1.788cm" svg:y1="10.8cm" svg:x2="4.385cm" svg:y2="8.523cm" draw:start-shape="id1" draw:start-glue-point="4" draw:end-shape="id2" draw:end-glue-point="3" svg:d="M1788 10800v-2277h2597" svg:viewBox="0 0 2598 2278">
          <text:p/>
        </draw:connector>
        <draw:connector draw:style-name="gr4" draw:text-style-name="P3" xml:id="id9" draw:id="id9" draw:layer="layout" svg:x1="9.753cm" svg:y1="10.5cm" svg:x2="6.964cm" svg:y2="8.523cm" draw:start-shape="id3" draw:start-glue-point="0" draw:end-shape="id2" draw:end-glue-point="1" svg:d="M9753 10500v-1977h-2789" svg:viewBox="0 0 2790 1978">
          <text:p/>
        </draw:connector>
        <draw:g>
          <draw:line draw:style-name="gr1" draw:text-style-name="P1" draw:layer="layout" svg:x1="7.54cm" svg:y1="18.533cm" svg:x2="3.545cm" svg:y2="18.533cm">
            <text:p/>
          </draw:line>
          <draw:line draw:style-name="gr1" draw:text-style-name="P1" draw:layer="layout" svg:x1="7.542cm" svg:y1="18.519cm" svg:x2="3.547cm" svg:y2="18.519cm">
            <text:p/>
          </draw:line>
          <draw:line draw:style-name="gr1" draw:text-style-name="P1" draw:layer="layout" svg:x1="4.632cm" svg:y1="19.093cm" svg:x2="6.618cm" svg:y2="19.106cm">
            <text:p/>
          </draw:line>
          <draw:line draw:style-name="gr1" draw:text-style-name="P1" draw:layer="layout" svg:x1="5.164cm" svg:y1="19.593cm" svg:x2="6.118cm" svg:y2="19.599cm">
            <text:p/>
          </draw:line>
          <draw:line draw:style-name="gr1" draw:text-style-name="P1" draw:layer="layout" svg:x1="5.591cm" svg:y1="18.485cm" svg:x2="5.571cm" svg:y2="17.575cm">
            <text:p/>
          </draw:line>
        </draw:g>
        <draw:connector draw:style-name="gr5" draw:text-style-name="P4" draw:layer="layout" draw:line-skew="2.958cm" svg:x1="1.788cm" svg:y1="13.826cm" svg:x2="9.753cm" svg:y2="14.192cm" draw:start-shape="id1" draw:start-glue-point="8" draw:end-shape="id3" draw:end-glue-point="2" svg:d="M1788 13826v3874h7965v-3508" svg:viewBox="0 0 7966 3875">
          <text:p/>
        </draw:connector>
        <draw:frame draw:style-name="gr6" draw:text-style-name="P5" draw:layer="layout" svg:width="4.559cm" svg:height="1.873cm" svg:x="5.2cm" svg:y="6.1cm">
          <draw:text-box>
            <text:p><text:span text:style-name="T1">C1</text:span></text:p>
            <text:p><text:span text:style-name="T1"/></text:p>
          </draw:text-box>
        </draw:frame>
        <draw:frame draw:style-name="gr7" draw:text-style-name="P5" draw:layer="layout" svg:width="3.351cm" svg:height="2.052cm" svg:x="7.849cm" svg:y="11.9cm">
          <draw:text-box>
            <text:p><text:span text:style-name="T1">R1</text:span></text:p>
          </draw:text-box>
        </draw:frame>
        <draw:frame draw:style-name="gr8" draw:text-style-name="P5" draw:layer="layout" svg:width="3.5cm" svg:height="1.772cm" svg:x="31.7cm" svg:y="8.2cm">
          <draw:text-box>
            <text:p><text:span text:style-name="T1">R2</text:span></text:p>
          </draw:text-box>
        </draw:frame>
        <draw:connector draw:style-name="gr4" draw:text-style-name="P3" draw:layer="layout" svg:x1="16.447cm" svg:y1="14.254cm" svg:x2="13.503cm" svg:y2="15.352cm" draw:start-shape="id4" draw:start-glue-point="3" draw:end-shape="id5" draw:end-glue-point="0" svg:d="M16447 14254h-2944v1098" svg:viewBox="0 0 2945 1099">
          <text:p/>
        </draw:connector>
        <draw:connector draw:style-name="gr4" draw:text-style-name="P3" draw:layer="layout" svg:x1="20.137cm" svg:y1="14.254cm" svg:x2="22.7cm" svg:y2="14.256cm" draw:start-shape="id4" draw:start-glue-point="1" draw:end-shape="id6" draw:end-glue-point="3" svg:d="M20137 14254h1282v2h1281" svg:viewBox="0 0 2564 3">
          <text:p/>
        </draw:connector>
        <draw:g xml:id="id7" draw:id="id7">
          <draw:line draw:style-name="gr3" draw:text-style-name="P1" draw:layer="layout" svg:x1="37.192cm" svg:y1="13.903cm" svg:x2="37.192cm" svg:y2="13.046cm">
            <text:p/>
          </draw:line>
          <draw:line draw:style-name="gr3" draw:text-style-name="P1" draw:layer="layout" svg:x1="38.502cm" svg:y1="13.038cm" svg:x2="35.886cm" svg:y2="13.038cm">
            <text:p/>
          </draw:line>
          <draw:line draw:style-name="gr3" draw:text-style-name="P1" draw:layer="layout" svg:x1="38.5cm" svg:y1="12.176cm" svg:x2="35.884cm" svg:y2="12.176cm">
            <text:p/>
          </draw:line>
          <draw:line draw:style-name="gr3" draw:text-style-name="P1" draw:layer="layout" svg:x1="37.192cm" svg:y1="12.181cm" svg:x2="37.192cm" svg:y2="11.324cm">
            <text:p/>
          </draw:line>
        </draw:g>
        <draw:connector draw:style-name="gr4" draw:text-style-name="P3" draw:layer="layout" svg:x1="37.193cm" svg:y1="11.324cm" svg:x2="33.864cm" svg:y2="10.016cm" draw:start-shape="id7" draw:start-glue-point="0" draw:end-shape="id8" draw:end-glue-point="1" svg:d="M37193 11324v-1308h-3329" svg:viewBox="0 0 3330 1309">
          <text:p/>
        </draw:connector>
        <draw:g>
          <draw:connector draw:style-name="gr9" draw:text-style-name="P6" draw:layer="layout" draw:type="line" svg:x1="20.407cm" svg:y1="10.016cm" svg:x2="28.328cm" svg:y2="10.016cm" svg:d="M20407 10016h7921" svg:viewBox="0 0 7922 1">
            <text:p/>
          </draw:connector>
          <draw:g>
            <draw:connector draw:style-name="gr9" draw:text-style-name="P6" draw:layer="layout" draw:type="line" svg:x1="13.411cm" svg:y1="11.489cm" svg:x2="15.253cm" svg:y2="11.489cm" svg:d="M13411 11489h1842" svg:viewBox="0 0 1843 1">
              <text:p/>
            </draw:connector>
            <draw:g>
              <draw:custom-shape draw:style-name="gr10" draw:text-style-name="P2" draw:layer="layout" svg:width="5.526cm" svg:height="5.526cm" draw:transform="rotate (-1.5707963267949) translate (20.648cm 7.253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1" draw:text-style-name="P7" draw:layer="layout" svg:width="1.612cm" svg:height="4.392cm" svg:x="15.4cm" svg:y="8.008cm">
                <draw:text-box>
                  <text:p text:style-name="P3"><text:span text:style-name="T2">+</text:span></text:p>
                  <text:p text:style-name="P3"><text:span text:style-name="T3"/></text:p>
                  <text:p text:style-name="P3"><text:span text:style-name="T2">-</text:span></text:p>
                </draw:text-box>
              </draw:frame>
            </draw:g>
            <draw:connector draw:style-name="gr9" draw:text-style-name="P6" draw:layer="layout" draw:type="line" svg:x1="14.201cm" svg:y1="8.542cm" svg:x2="15.176cm" svg:y2="8.542cm" svg:d="M14201 8542h975" svg:viewBox="0 0 976 1">
              <text:p/>
            </draw:connector>
          </draw:g>
        </draw:g>
        <draw:connector draw:style-name="gr9" draw:text-style-name="P6" draw:layer="layout" draw:type="line" svg:x1="9.753cm" svg:y1="8.523cm" svg:x2="14.483cm" svg:y2="8.522cm" draw:start-shape="id9" draw:start-glue-point="0" svg:d="M9753 8523l4730-1" svg:viewBox="0 0 4731 2">
          <text:p/>
        </draw:connector>
        <draw:connector draw:style-name="gr9" draw:text-style-name="P8" draw:layer="layout" draw:type="line" svg:x1="13.503cm" svg:y1="11.46cm" svg:x2="13.503cm" svg:y2="15.352cm" draw:end-shape="id5" draw:end-glue-point="0" svg:d="M13503 11460v3892" svg:viewBox="0 0 1 3893">
          <text:p/>
        </draw:connector>
        <draw:connector draw:style-name="gr9" draw:text-style-name="P8" draw:layer="layout" draw:type="line" svg:x1="13.523cm" svg:y1="19.038cm" svg:x2="13.523cm" svg:y2="21.249cm" svg:d="M13523 19038v2211" svg:viewBox="0 0 1 2212">
          <text:p/>
        </draw:connector>
        <draw:g>
          <draw:line draw:style-name="gr1" draw:text-style-name="P1" draw:layer="layout" svg:x1="15.49cm" svg:y1="21.381cm" svg:x2="11.495cm" svg:y2="21.381cm">
            <text:p/>
          </draw:line>
          <draw:line draw:style-name="gr1" draw:text-style-name="P1" draw:layer="layout" svg:x1="15.492cm" svg:y1="21.366cm" svg:x2="11.497cm" svg:y2="21.366cm">
            <text:p/>
          </draw:line>
          <draw:line draw:style-name="gr1" draw:text-style-name="P1" draw:layer="layout" svg:x1="12.582cm" svg:y1="21.941cm" svg:x2="14.568cm" svg:y2="21.954cm">
            <text:p/>
          </draw:line>
          <draw:line draw:style-name="gr1" draw:text-style-name="P1" draw:layer="layout" svg:x1="13.114cm" svg:y1="22.44cm" svg:x2="14.068cm" svg:y2="22.446cm">
            <text:p/>
          </draw:line>
          <draw:line draw:style-name="gr1" draw:text-style-name="P1" draw:layer="layout" svg:x1="13.541cm" svg:y1="21.333cm" svg:x2="13.521cm" svg:y2="20.423cm">
            <text:p/>
          </draw:line>
        </draw:g>
        <draw:connector draw:style-name="gr9" draw:text-style-name="P8" draw:layer="layout" draw:type="line" svg:x1="37.193cm" svg:y1="13.903cm" svg:x2="37.193cm" svg:y2="15.38cm" draw:start-shape="id7" draw:start-glue-point="2" draw:end-shape="id10" draw:end-glue-point="0" svg:d="M37193 13903v1477" svg:viewBox="0 0 1 1478">
          <text:p/>
        </draw:connector>
        <draw:connector draw:style-name="gr9" draw:text-style-name="P8" draw:layer="layout" draw:type="line" svg:x1="39.68cm" svg:y1="10.03cm" svg:x2="37.173cm" svg:y2="10.016cm" svg:d="M39680 10030l-2507-14" svg:viewBox="0 0 2508 15">
          <text:p/>
        </draw:connector>
        <draw:connector draw:style-name="gr9" draw:text-style-name="P8" draw:layer="layout" draw:type="line" svg:x1="39.68cm" svg:y1="18.673cm" svg:x2="37.173cm" svg:y2="18.659cm" svg:d="M39680 18673l-2507-14" svg:viewBox="0 0 2508 15">
          <text:p/>
        </draw:connector>
        <draw:custom-shape draw:style-name="gr12" draw:text-style-name="P3" draw:layer="layout" svg:width="0.737cm" svg:height="0.737cm" svg:x="39.568cm" svg:y="9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37cm" svg:height="0.737cm" svg:x="39.568cm" svg:y="1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.716cm" svg:height="7.132cm" svg:x="39.384cm" svg:y="10.568cm">
          <draw:text-box>
            <text:p><text:span text:style-name="T4"><text:s/></text:span><text:span text:style-name="T4">+</text:span></text:p>
            <text:p><text:span text:style-name="T5"/></text:p>
            <text:p><text:span text:style-name="T4">V</text:span><text:span text:style-name="T6">o</text:span></text:p>
            <text:p><text:span text:style-name="T7"/></text:p>
            <text:p><text:span text:style-name="T8"><text:s/></text:span><text:span text:style-name="T8">-</text:span></text:p>
          </draw:text-box>
        </draw:frame>
        <draw:frame draw:style-name="gr14" draw:text-style-name="P5" draw:layer="layout" svg:width="3.5cm" svg:height="1.842cm" svg:x="14.8cm" svg:y="16.958cm">
          <draw:text-box>
            <text:p><text:span text:style-name="T1">R7</text:span></text:p>
          </draw:text-box>
        </draw:frame>
        <draw:frame draw:style-name="gr8" draw:text-style-name="P5" draw:layer="layout" svg:width="4.701cm" svg:height="1.772cm" svg:x="17.399cm" svg:y="15.128cm">
          <draw:text-box>
            <text:p><text:span text:style-name="T1">R3</text:span></text:p>
          </draw:text-box>
        </draw:frame>
        <draw:g xml:id="id6" draw:id="id6">
          <draw:line draw:style-name="gr1" draw:text-style-name="P1" draw:layer="layout" svg:x1="26.39cm" svg:y1="14.237cm" svg:x2="26.13cm" svg:y2="14.861cm">
            <text:p/>
          </draw:line>
          <draw:line draw:style-name="gr1" draw:text-style-name="P1" draw:layer="layout" svg:x1="25.436cm" svg:y1="13.64cm" svg:x2="26.138cm" svg:y2="14.858cm">
            <text:p/>
          </draw:line>
          <draw:line draw:style-name="gr1" draw:text-style-name="P1" draw:layer="layout" svg:x1="24.207cm" svg:y1="13.622cm" svg:x2="23.66cm" svg:y2="14.893cm">
            <text:p/>
          </draw:line>
          <draw:line draw:style-name="gr1" draw:text-style-name="P1" draw:layer="layout" svg:x1="25.463cm" svg:y1="13.611cm" svg:x2="24.916cm" svg:y2="14.882cm">
            <text:p/>
          </draw:line>
          <draw:line draw:style-name="gr1" draw:text-style-name="P1" draw:layer="layout" svg:x1="24.183cm" svg:y1="13.631cm" svg:x2="24.885cm" svg:y2="14.849cm">
            <text:p/>
          </draw:line>
          <draw:line draw:style-name="gr1" draw:text-style-name="P1" draw:layer="layout" svg:x1="22.945cm" svg:y1="13.683cm" svg:x2="23.647cm" svg:y2="14.901cm">
            <text:p/>
          </draw:line>
          <draw:line draw:style-name="gr1" draw:text-style-name="P1" draw:layer="layout" svg:x1="22.96cm" svg:y1="13.744cm" svg:x2="22.7cm" svg:y2="14.368cm">
            <text:p/>
          </draw:line>
        </draw:g>
        <draw:connector draw:style-name="gr4" draw:text-style-name="P3" draw:layer="layout" svg:x1="26.39cm" svg:y1="14.256cm" svg:x2="30.174cm" svg:y2="10.016cm" draw:start-shape="id6" draw:start-glue-point="1" draw:end-shape="id8" draw:end-glue-point="3" svg:d="M26390 14256h1892v-4240h1892" svg:viewBox="0 0 3785 4241">
          <text:p/>
        </draw:connector>
        <draw:frame draw:style-name="gr8" draw:text-style-name="P5" draw:layer="layout" svg:width="4.701cm" svg:height="1.772cm" svg:x="23.599cm" svg:y="15.3cm">
          <draw:text-box>
            <text:p><text:span text:style-name="T1">Req</text:span></text:p>
          </draw:text-box>
        </draw:frame>
        <draw:g xml:id="id10" draw:id="id10">
          <draw:line draw:style-name="gr3" draw:text-style-name="P1" draw:layer="layout" svg:x1="37.192cm" svg:y1="17.959cm" svg:x2="37.192cm" svg:y2="17.102cm">
            <text:p/>
          </draw:line>
          <draw:line draw:style-name="gr3" draw:text-style-name="P1" draw:layer="layout" svg:x1="38.502cm" svg:y1="17.095cm" svg:x2="35.886cm" svg:y2="17.095cm">
            <text:p/>
          </draw:line>
          <draw:line draw:style-name="gr3" draw:text-style-name="P1" draw:layer="layout" svg:x1="38.5cm" svg:y1="16.233cm" svg:x2="35.884cm" svg:y2="16.233cm">
            <text:p/>
          </draw:line>
          <draw:line draw:style-name="gr3" draw:text-style-name="P1" draw:layer="layout" svg:x1="37.192cm" svg:y1="16.237cm" svg:x2="37.192cm" svg:y2="15.38cm">
            <text:p/>
          </draw:line>
        </draw:g>
        <draw:connector draw:style-name="gr9" draw:text-style-name="P8" draw:layer="layout" draw:type="line" svg:x1="37.193cm" svg:y1="17.959cm" svg:x2="37.179cm" svg:y2="19.985cm" draw:start-shape="id10" draw:start-glue-point="2" svg:d="M37193 17959l-14 2026" svg:viewBox="0 0 15 2027">
          <text:p/>
        </draw:connector>
        <draw:g>
          <draw:line draw:style-name="gr1" draw:text-style-name="P1" draw:layer="layout" svg:x1="39.142cm" svg:y1="20.199cm" svg:x2="35.147cm" svg:y2="20.199cm">
            <text:p/>
          </draw:line>
          <draw:line draw:style-name="gr1" draw:text-style-name="P1" draw:layer="layout" svg:x1="39.144cm" svg:y1="20.184cm" svg:x2="35.149cm" svg:y2="20.184cm">
            <text:p/>
          </draw:line>
          <draw:line draw:style-name="gr1" draw:text-style-name="P1" draw:layer="layout" svg:x1="36.234cm" svg:y1="20.759cm" svg:x2="38.22cm" svg:y2="20.772cm">
            <text:p/>
          </draw:line>
          <draw:line draw:style-name="gr1" draw:text-style-name="P1" draw:layer="layout" svg:x1="36.766cm" svg:y1="21.258cm" svg:x2="37.72cm" svg:y2="21.264cm">
            <text:p/>
          </draw:line>
          <draw:line draw:style-name="gr1" draw:text-style-name="P1" draw:layer="layout" svg:x1="37.193cm" svg:y1="20.151cm" svg:x2="37.173cm" svg:y2="19.241cm">
            <text:p/>
          </draw:line>
        </draw:g>
        <draw:frame draw:style-name="gr6" draw:text-style-name="P5" draw:layer="layout" svg:width="4.559cm" svg:height="1.873cm" svg:x="34.3cm" svg:y="14.227cm">
          <draw:text-box>
            <text:p><text:span text:style-name="T1">Ceq</text:span></text:p>
            <text:p><text:span text:style-name="T1"/></text:p>
          </draw:text-box>
        </draw:frame>
        <draw:frame draw:style-name="gr7" draw:text-style-name="P5" draw:layer="layout" svg:width="3.351cm" svg:height="2.052cm" svg:x="2.5cm" svg:y="14.148cm">
          <draw:text-box>
            <text:p><text:span text:style-name="T1">Vin</text:span></text:p>
          </draw:text-box>
        </draw:frame>
        <draw:frame draw:style-name="gr7" draw:text-style-name="P5" draw:layer="layout" svg:width="3.351cm" svg:height="2.052cm" svg:x="18.276cm" svg:y="6.879cm">
          <draw:text-box>
            <text:p><text:span text:style-name="T1">OPAMP</text:span></text:p>
            <text:p><text:span text:style-name="T1">uA741</text:span></text:p>
          </draw:text-box>
        </draw:frame>
        <draw:frame draw:style-name="gr15" draw:text-style-name="P10" draw:layer="layout" svg:width="12.287cm" svg:height="3.745cm" svg:x="19.3cm" svg:y="20.055cm">
          <draw:text-box>
            <text:p>Req = R4 + R5 + R6 = 30 kOhm</text:p>
          </draw:text-box>
        </draw:frame>
        <draw:frame draw:style-name="gr16" draw:text-style-name="P10" draw:layer="layout" svg:width="15.5cm" svg:height="1.873cm" svg:x="17.8cm" svg:y="21.6cm">
          <draw:text-box>
            <text:p>Ceq = C2 + C3 = 1/(1/C2+1/C3) = 110 nF</text:p>
          </draw:text-box>
        </draw:frame>
        <draw:frame draw:style-name="gr17" draw:text-style-name="P3" draw:layer="layout" svg:width="0.2cm" svg:height="0.47cm" svg:x="21.765cm" svg:y="17.8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5T22:02:39.822006752</dc:date>
    <meta:editing-duration>PT1H11M45S</meta:editing-duration>
    <meta:editing-cycles>18</meta:editing-cycles>
    <meta:generator>LibreOffice/6.4.7.2$Linux_X86_64 LibreOffice_project/40$Build-2</meta:generator>
    <meta:document-statistic meta:object-count="111"/>
  </office:meta>
</office:document-meta>
</file>

<file path=Object 1/content.xml><?xml version="1.0" encoding="utf-8"?>
<math xmlns="http://www.w3.org/1998/Math/MathML" display="block"/>
</file>